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36902777777778cm"/>
    </style:style>
    <style:style style:name="co2" style:family="table-column">
      <style:table-column-properties fo:break-before="auto" style:column-width="8.23736111111111cm"/>
    </style:style>
    <style:style style:name="co3" style:family="table-column">
      <style:table-column-properties fo:break-before="auto" style:column-width="19.2793055555556cm"/>
    </style:style>
    <style:style style:name="co4" style:family="table-column">
      <style:table-column-properties fo:break-before="auto" style:column-width="5.06236111111111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ype of file uploaded</text:p>
          </table:table-cell>
          <table:table-cell office:value-type="string" table:style-name="ce2">
            <text:p>File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epository in Github</text:p>
          </table:table-cell>
          <table:table-cell office:value-type="string" table:style-name="ce2">
            <text:p>Folder's name in Github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mp4</text:p>
          </table:table-cell>
          <table:table-cell office:value-type="string" table:style-name="ce1">
            <text:p>Girl_Vanuella_DJ Mada Voice_Sample 2025.mp4</text:p>
          </table:table-cell>
          <table:table-cell office:value-type="string" table:style-name="ce1">
            <text:p>"Girl" is a song about a romantic break up between 2 girls. It was co signed by Vanuella and DJ Mada Voice</text:p>
          </table:table-cell>
          <table:table-cell office:value-type="string" table:style-name="ce1">
            <text:p>Idea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pg</text:p>
          </table:table-cell>
          <table:table-cell office:value-type="string" table:style-name="ce1">
            <text:p>Dream Landes.jpg</text:p>
          </table:table-cell>
          <table:table-cell office:value-type="string" table:style-name="ce1">
            <text:p>Concert de Vanuella pour la célébration de la réouverture du Quiksilver Store Mimizan, le 19 et 20 avril 2025 de 18h30 à 19h30</text:p>
          </table:table-cell>
          <table:table-cell office:value-type="string" table:style-name="ce1">
            <text:p>Idea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p4</text:p>
          </table:table-cell>
          <table:table-cell office:value-type="string" table:style-name="ce1">
            <text:p>Vanuella_DJ Miezucu_Respire_DJ Version 2025.mp4</text:p>
          </table:table-cell>
          <table:table-cell office:value-type="string" table:style-name="ce1">
            <text:p>"Respire" song: DJ Miezucu mix version (Lyrics: Vanuella)</text:p>
          </table:table-cell>
          <table:table-cell office:value-type="string" table:style-name="ce1">
            <text:p>Idea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DF</text:p>
          </table:table-cell>
          <table:table-cell office:value-type="string" table:style-name="ce1">
            <text:p>dossier presse vanu respire juin 2024-1.pdf</text:p>
          </table:table-cell>
          <table:table-cell office:value-type="string" table:style-name="ce1">
            <text:p>dossier de presse du titre "Respire Nouvelle Calédonie"</text:p>
          </table:table-cell>
          <table:table-cell office:value-type="string" table:style-name="ce1">
            <text:p>Idea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pg</text:p>
          </table:table-cell>
          <table:table-cell office:value-type="string" table:style-name="ce1">
            <text:p>Photos_Vanuella And James Carter_NC Tour_2012</text:p>
          </table:table-cell>
          <table:table-cell office:value-type="string" table:style-name="ce1">
            <text:p>Photos of Vanuella and James Carter during the NC tour of the world jazzman in 2012. The singer and the saxophonist meeting and playing at the Meridien hotel in Noumea</text:p>
          </table:table-cell>
          <table:table-cell office:value-type="string" table:style-name="ce1">
            <text:p>Ideas</text:p>
          </table:table-cell>
          <table:table-cell table:number-columns-repeated="16380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Stephanie Watt</meta:initial-creator>
    <dc:creator>Stephanie Watt</dc:creator>
    <meta:creation-date>2025-04-15T15:32:28Z</meta:creation-date>
    <dc:date>2025-04-15T18:16:45Z</dc:date>
  </office:meta>
</office:document-meta>
</file>